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 officeooo:paragraph-rsid="0018cdd1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font-size="12pt" fo:font-weight="normal" officeooo:paragraph-rsid="001912c3" style:font-size-asian="12pt" style:font-weight-asian="normal" style:font-size-complex="12pt" style:font-weight-complex="normal"/>
    </style:style>
    <style:style style:name="P3" style:family="paragraph" style:parent-style-name="Heading_20_2">
      <style:text-properties fo:font-size="12pt" fo:font-weight="normal" officeooo:paragraph-rsid="001a7f5a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156809"/>
    </style:style>
    <style:style style:name="P5" style:family="paragraph" style:parent-style-name="Standard">
      <style:text-properties officeooo:rsid="00156809" officeooo:paragraph-rsid="00156809"/>
    </style:style>
    <style:style style:name="P6" style:family="paragraph" style:parent-style-name="Standard">
      <style:text-properties officeooo:rsid="00166ff1" officeooo:paragraph-rsid="00166ff1"/>
    </style:style>
    <style:style style:name="P7" style:family="paragraph" style:parent-style-name="Standard">
      <style:text-properties officeooo:rsid="00182ac4" officeooo:paragraph-rsid="00182ac4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5680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cdd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cdd1" style:font-style-asian="normal" style:font-style-complex="normal"/>
    </style:style>
    <style:style style:name="T6" style:family="text">
      <style:text-properties officeooo:rsid="00182ac4"/>
    </style:style>
    <style:style style:name="T7" style:family="text">
      <style:text-properties officeooo:rsid="0018cdd1"/>
    </style:style>
    <style:style style:name="T8" style:family="text">
      <style:text-properties officeooo:rsid="001912c3"/>
    </style:style>
    <style:style style:name="T9" style:family="text">
      <style:text-properties officeooo:rsid="001a1353"/>
    </style:style>
    <style:style style:name="T10" style:family="text">
      <style:text-properties fo:font-weight="bold" officeooo:rsid="001a1353" style:font-weight-asian="bold" style:font-weight-complex="bold"/>
    </style:style>
    <style:style style:name="T11" style:family="text">
      <style:text-properties officeooo:rsid="001a7f5a"/>
    </style:style>
    <style:style style:name="T12" style:family="text">
      <style:text-properties officeooo:rsid="001ab037"/>
    </style:style>
    <style:style style:name="T13" style:family="text">
      <style:text-properties officeooo:rsid="001afd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nux Filesystem Hierarchy Standard</text:p>
      <text:p text:style-name="P8">https://refspecs.linuxfoundation.org/FHS_3.0/fhs/index.html</text:p>
      <text:p text:style-name="P8"/>
      <text:p text:style-name="P8"/>
      <text:p text:style-name="P8"/>
      <text:h text:style-name="P3" text:outline-level="2"><text:span text:style-name="T10">Locally installed software folder hierarchy</text:span><text:span text:style-name="T9"><text:line-break/></text:span>/usr/local – <text:span text:style-name="T7">locally installed software </text:span><text:span text:style-name="T11">(root:root 755)</text:span><text:span text:style-name="T7"><text:line-break/>executables - /usr/local/bin </text:span><text:span text:style-name="T11">(root:root 755)</text:span><text:span text:style-name="T7"><text:line-break/>configuration files - /usr/local/etc </text:span><text:span text:style-name="T11">(root:root 755)</text:span><text:span text:style-name="T7"><text:line-break/></text:span><text:span text:style-name="T8">read-only data for application</text:span><text:span text:style-name="T7"> - /usr/local/</text:span><text:span text:style-name="T8">share</text:span><text:span text:style-name="T7"> </text:span><text:span text:style-name="T11">(root:root 755)</text:span><text:span text:style-name="T7"><text:line-break/></text:span><text:span text:style-name="T8">variable data for application</text:span><text:span text:style-name="T7"> - /</text:span><text:span text:style-name="T8">var</text:span><text:span text:style-name="T7">/local </text:span><text:span text:style-name="T11">(root:</text:span><text:span text:style-name="T12">staff</text:span><text:span text:style-name="T11"> 7</text:span><text:span text:style-name="T13">7</text:span><text:span text:style-name="T11">5)</text:span></text:h>
      <text:p text:style-name="P2"/>
      <text:p text:style-name="P2"/>
      <text:p text:style-name="P1"/>
      <text:p text:style-name="P8"/>
      <text:p text:style-name="P8"/>
      <text:p text:style-name="P8">/<text:span text:style-name="T1">etc - root:root 755</text:span></text:p>
      <text:p text:style-name="P4"><text:s/>/<text:span text:style-name="T1">etc subfolders - root:root 755</text:span></text:p>
      <text:p text:style-name="P5">configuration files in subfolders - root:root 644</text:p>
      <text:p text:style-name="P5"/>
      <text:p text:style-name="P6">Exec. folders: /usr<text:span text:style-name="T2">/</text:span><text:span text:style-name="T4">bin; <text:s/>/usr/sbin <text:s text:c="5"/>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1T16:02:50.501000000</dc:date>
    <meta:editing-duration>PT1H5M55S</meta:editing-duration>
    <meta:editing-cycles>10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7" meta:word-count="63" meta:character-count="559" meta:non-whitespace-character-count="494"/>
  </office:meta>
</office:document-meta>
</file>